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ffffff" loext:opacity="100%" style:font-name="Open Sans" fo:letter-spacing="normal" fo:font-weight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bold" officeooo:rsid="00131436" officeooo:paragraph-rsid="00131436" style:font-weight-asian="bold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text-indent="0cm" style:auto-text-indent="false" fo:padding="0cm" fo:border="none"/>
      <style:text-properties fo:color="#3d464d" loext:opacity="100%" style:font-name="Source Serif Pro" fo:font-size="10.8000001907349pt" loext:padding="0cm" loext:border="none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ffffff" loext:opacity="100%" style:font-name="Open Sans" fo:letter-spacing="normal" fo:font-weight="bold" loext:padding="0cm" loext:border="none"/>
    </style:style>
    <style:style style:name="P8" style:family="paragraph" style:parent-style-name="Standard">
      <style:text-properties fo:font-weight="bold" officeooo:rsid="0015ad61" officeooo:paragraph-rsid="0015ad61" style:font-weight-asian="bold" style:font-weight-complex="bold"/>
    </style:style>
    <style:style style:name="P9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text-properties fo:font-weight="bold" officeooo:rsid="0015ad61" officeooo:paragraph-rsid="0015ad61" style:font-weight-asian="bold" style:font-weight-complex="bold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orphans="0" fo:text-indent="0cm" style:auto-text-indent="false" fo:background-color="#ffffff" fo:padding="0cm" fo:border="none"/>
    </style:style>
    <style:style style:name="P1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style:contextual-spacing="false" fo:orphans="0" fo:text-indent="0cm" style:auto-text-indent="false" fo:background-color="#ffffff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bold" officeooo:rsid="00131436" officeooo:paragraph-rsid="00131436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146c8c" officeooo:paragraph-rsid="00146c8c" style:font-weight-asian="normal" style:font-weight-complex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text-indent="0cm" style:auto-text-indent="false" fo:padding="0cm" fo:border="none"/>
      <style:text-properties fo:color="#3d464d" loext:opacity="100%" style:font-name="Source Serif Pro" fo:font-size="10.8000001907349p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3d464d" loext:opacity="100%" style:font-name="Source Serif Pro" fo:font-size="10.8000001907349pt" fo:background-color="#f0f3f5" loext:char-shading-value="0" loext:padding="0cm" loext:border="none"/>
    </style:style>
    <style:style style:name="T2" style:family="text">
      <style:text-properties fo:color="#3d464d" loext:opacity="100%" style:font-name="Source Serif Pro" fo:font-size="10.8000001907349pt" loext:padding="0cm" loext:border="none"/>
    </style:style>
    <style:style style:name="T3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T4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fo:background-color="#f0f3f5" loext:char-shading-value="0" loext:padding="0cm" loext:border="none"/>
    </style:style>
    <style:style style:name="T5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.085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.381cm" fo:margin-bottom="0.381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Alura Front-End</text:p>
      <text:p text:style-name="P3">Anotacoes de Flexbox:</text:p>
      <text:p text:style-name="P3">Aula 1-Posicione elementos na tela.</text:p>
      <text:p text:style-name="P3"/>
      <text:p text:style-name="P14">Se quiser alinhar algo, foca no pai!</text:p>
      <text:p text:style-name="P2">Quais as principais diferenças entre as nossas propriedades de posicionamento?</text:p>
      <text:p text:style-name="P2">1) display: inline;</text:p>
      <text:p text:style-name="P2">2) display: inline-block;</text:p>
      <text:p text:style-name="P2">3) float: left | right;</text:p>
      <text:p text:style-name="P2">4) display: flex;</text:p>
      <text:h text:style-name="P1" text:outline-level="3"><draw:frame draw:style-name="fr2" draw:name="Frame1" text:anchor-type="char" svg:width="0.041cm" draw:z-index="0"><draw:text-box fo:min-height="0.041cm"><text:p text:style-name="P6">VER OPINIÃO DO INSTRUTOR</text:p></draw:text-box></draw:frame>Opinião do instrutor</text:h>
      <text:p text:style-name="P4"><draw:frame draw:style-name="fr1" draw:name="Frame2" text:anchor-type="char" svg:width="0.041cm" draw:z-index="1"><draw:text-box fo:min-height="0.041cm"><text:list xml:id="list1069711560" text:style-name="L1"><text:list-item><text:p text:style-name="P11"/></text:list-item></text:list></draw:text-box></draw:frame><text:span text:style-name="Source_20_Text"><text:span text:style-name="T1">display: inline</text:span></text:span></text:p>
      <text:p text:style-name="P4"><text:span text:style-name="T2">Colocando </text:span><text:span text:style-name="Source_20_Text"><text:span text:style-name="T1">display: inline</text:span></text:span><text:span text:style-name="T2"> nos elementos permite eles se posicionarem um do lado do outro, o problema do </text:span><text:span text:style-name="Source_20_Text"><text:span text:style-name="T1">display: inline</text:span></text:span><text:span text:style-name="T2"> é que os elementos não aceitam mais que seja modificada tanto a </text:span><text:span text:style-name="Source_20_Text"><text:span text:style-name="T1">width</text:span></text:span><text:span text:style-name="T2"> quanto a </text:span><text:span text:style-name="Source_20_Text"><text:span text:style-name="T1">height</text:span></text:span><text:span text:style-name="T2">. Isso limita MUITO nossas possibilidades.</text:span></text:p>
      <text:p text:style-name="P4"><text:span text:style-name="Source_20_Text"><text:span text:style-name="T1">display: inline-block</text:span></text:span></text:p>
      <text:p text:style-name="P4"><text:span text:style-name="T2">O </text:span><text:span text:style-name="Source_20_Text"><text:span text:style-name="T1">display: inline-block</text:span></text:span><text:span text:style-name="T2"> permite os elementos se posicionarem um do lado do outro porém, diferentemente do </text:span><text:span text:style-name="Source_20_Text"><text:span text:style-name="T1">display: inline</text:span></text:span><text:span text:style-name="T2"> ele permite que os elementos tenham sua </text:span><text:span text:style-name="Source_20_Text"><text:span text:style-name="T1">width</text:span></text:span><text:span text:style-name="T2"> e </text:span><text:span text:style-name="Source_20_Text"><text:span text:style-name="T1">height</text:span></text:span><text:span text:style-name="T2"> modificadas. Por esse motivo o </text:span><text:span text:style-name="Source_20_Text"><text:span text:style-name="T1">display: inline-block</text:span></text:span><text:span text:style-name="T2"> é muito mais interessante na maioria dos casos do que o </text:span><text:span text:style-name="Source_20_Text"><text:span text:style-name="T1">display: inline</text:span></text:span><text:span text:style-name="T2">.</text:span></text:p>
      <text:p text:style-name="P4"><text:span text:style-name="T2">O problema de usar </text:span><text:span text:style-name="Source_20_Text"><text:span text:style-name="T1">display: inline-block</text:span></text:span><text:span text:style-name="T2"> é espaçar os elementos entre si. Para fazer isso teríamos que colocar </text:span><text:span text:style-name="Source_20_Text"><text:span text:style-name="T1">margins</text:span></text:span><text:span text:style-name="T2"> e fazer contas.</text:span></text:p>
      <text:p text:style-name="P4"><text:span text:style-name="Source_20_Text"><text:span text:style-name="T1">float: left | right</text:span></text:span></text:p>
      <text:p text:style-name="P4"><text:span text:style-name="T2">O </text:span><text:span text:style-name="Source_20_Text"><text:span text:style-name="T1">float</text:span></text:span><text:span text:style-name="T2"> é mais complicado, ele empurra o elemento para um dos lados (left | right) e os elementos que estão embaixo sobem. Isso nem sempre é o que a gente quer. Além do mais o </text:span><text:span text:style-name="Source_20_Text"><text:span text:style-name="T1">float</text:span></text:span><text:span text:style-name="T2"> não permite que usemos a propriedade </text:span><text:span text:style-name="Source_20_Text"><text:span text:style-name="T1">vertical-align: middle</text:span></text:span><text:span text:style-name="T2"> para alinhar os elementos verticalmente. Ou seja, para contornar isso uma possibilidade seria ter que colocar </text:span><text:span text:style-name="Source_20_Text"><text:span text:style-name="T1">margin-top</text:span></text:span><text:span text:style-name="T2"> ou </text:span><text:span text:style-name="Source_20_Text"><text:span text:style-name="T1">bottom</text:span></text:span><text:span text:style-name="T2"> nos elementos e usar os temidos números mágicos!</text:span></text:p>
      <text:p text:style-name="P4"><text:span text:style-name="Source_20_Text"><text:span text:style-name="T1">display: flex</text:span></text:span></text:p>
      <text:p text:style-name="P4"><text:span text:style-name="T2">O </text:span><text:span text:style-name="Source_20_Text"><text:span text:style-name="T1">display: flex</text:span></text:span><text:span text:style-name="T2"> veio com o intuito de facilitar nossa vida nesses aspectos de posicionamento. Ele permite os elementos ficarem um do lado do outro, permite espaçar os elementos de forma mais intuitiva e sem ter que fazer cálculos. Além disso ele também permite alinhar os elementos verticalmente de forma fácil.</text:span></text:p>
      <text:p text:style-name="P4"><text:soft-page-break/><text:span text:style-name="T2">O </text:span><text:span text:style-name="Source_20_Text"><text:span text:style-name="T1">display flex</text:span></text:span><text:span text:style-name="T2"> pode ser um pouco mais complicado de usar tendo em vista que existem diversas propriedades que vem junto da especificação </text:span><text:span text:style-name="Source_20_Text"><text:span text:style-name="T1">flexible box</text:span></text:span><text:span text:style-name="T2">, todavia tudo isso foi feito para justamente melhorar nosso código.</text:span></text:p>
      <text:p text:style-name="P5">Agora que já tivemos essa introdução, vamos logo começar a organizar nosso site com flex (;</text:p>
      <text:p text:style-name="Standard"/>
      <text:p text:style-name="P16"><text:span text:style-name="T5">Qual o valor da propriedade </text:span><text:span text:style-name="Source_20_Text"><text:span text:style-name="T4">justify-content</text:span></text:span><text:span text:style-name="T5"> para essas distribuições de espaço?</text:span></text:p>
      <text:h text:style-name="P1" text:outline-level="3">Opinião do instrutor</text:h>
      <text:p text:style-name="P5"><draw:frame draw:style-name="fr1" draw:name="Frame4" text:anchor-type="char" svg:width="0.041cm" draw:z-index="2"><draw:text-box fo:min-height="0.041cm"><text:list xml:id="list3641210628" text:style-name="L2"><text:list-item><text:p text:style-name="P12"/></text:list-item></text:list></draw:text-box></draw:frame>Podemos distribuir os elementos dentro do pai de diversas formas, podemos por exemplo:</text:p>
      <text:p text:style-name="P4"><text:span text:style-name="T2">Colocar todo espaço à esquerda, jogando o conteúdo para direita com </text:span><text:span text:style-name="Source_20_Text"><text:span text:style-name="T1">justify-content: flex-end</text:span></text:span><text:span text:style-name="T2">.</text:span></text:p>
      <text:p text:style-name="P4"><text:span text:style-name="T2">Colocar todo espaço à direita, jogando o conteúdo para esquerda com </text:span><text:span text:style-name="Source_20_Text"><text:span text:style-name="T1">justify-content: flex-start</text:span></text:span><text:span text:style-name="T2"> (que é o padrão).</text:span></text:p>
      <text:p text:style-name="P4"><text:span text:style-name="T2">Colocar todo espaço à esquerda e à direita, jogando o conteúdo para o meio com </text:span><text:span text:style-name="Source_20_Text"><text:span text:style-name="T1">justify-content: center</text:span></text:span><text:span text:style-name="T2">.</text:span></text:p>
      <text:p text:style-name="P4"><text:span text:style-name="T2">Colocar todo espaço entre os elementos como vimos antes usando </text:span><text:span text:style-name="Source_20_Text"><text:span text:style-name="T1">justify-content: space-between</text:span></text:span><text:span text:style-name="T2">.</text:span></text:p>
      <text:p text:style-name="P4"><text:span text:style-name="T2">E uma possibilidade bem interessante também é colocar o espaço em volta dos elementos. Podemos usar o </text:span><text:span text:style-name="Source_20_Text"><text:span text:style-name="T1">justify-content: space-around</text:span></text:span><text:span text:style-name="T2"> para isso.</text:span></text:p>
      <text:p text:style-name="Standard"/>
      <text:p text:style-name="P8">CONSULTAR CSS TRICKS!</text:p>
      <text:p text:style-name="P8"/>
      <text:p text:style-name="P8"/>
      <text:p text:style-name="P10"><text:span text:style-name="T3">Quando colocamos </text:span><text:span text:style-name="Source_20_Text"><text:span text:style-name="T4">display: flex</text:span></text:span><text:span text:style-name="T3"> em um elemento, o navegador passa a considerar esse elemento como um </text:span><text:span text:style-name="Source_20_Text"><text:span text:style-name="T4">flex container</text:span></text:span><text:span text:style-name="T3">, ou seja, cria todo aquele comportamento que vimos anteriormente no curso, os filhos ficam um do lado do outro e podemos aplicar propriedades para espaçá-los.</text:span></text:p>
      <text:p text:style-name="P18"><text:span text:style-name="T3">Os filhos de um </text:span><text:span text:style-name="Source_20_Text"><text:span text:style-name="T4">flex container</text:span></text:span><text:span text:style-name="T3"> por sua vez também ganham um nome, são chamados de </text:span><text:span text:style-name="Source_20_Text"><text:span text:style-name="T4">flex items</text:span></text:span><text:span text:style-name="T3">.</text:span></text:p>
      <text:p text:style-name="P18"><text:span text:style-name="T3">Quando utilizamos </text:span><text:span text:style-name="Source_20_Text"><text:span text:style-name="T4">flexbox</text:span></text:span><text:span text:style-name="T3"> temos que ficar atentos em quem colocamos as propriedades de espaçamento e distribuição do flex. Por exemplo, existem algumas propriedades que devem ser aplicadas à </text:span><text:span text:style-name="Source_20_Text"><text:span text:style-name="T4">flex container</text:span></text:span><text:span text:style-name="T3"> e outras que devem ser aplicadas nos </text:span><text:span text:style-name="Source_20_Text"><text:span text:style-name="T4">flex items</text:span></text:span><text:span text:style-name="T3">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00:04:41.153000000</meta:creation-date>
    <meta:generator>LibreOffice/7.0.0.3$Windows_X86_64 LibreOffice_project/8061b3e9204bef6b321a21033174034a5e2ea88e</meta:generator>
    <dc:date>2020-08-15T14:44:35.277000000</dc:date>
    <meta:editing-duration>PT2H10M22S</meta:editing-duration>
    <meta:editing-cycles>4</meta:editing-cycles>
    <meta:document-statistic meta:table-count="0" meta:image-count="0" meta:object-count="0" meta:page-count="2" meta:paragraph-count="36" meta:word-count="554" meta:character-count="3478" meta:non-whitespace-character-count="2960"/>
  </office:meta>
</office:document-meta>
</file>